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DejaVu Serif" svg:font-family="'DejaVu Serif'" style:font-family-generic="roman"/>
    <style:font-face style:name="FreeSans1" svg:font-family="FreeSans" style:font-family-generic="swiss"/>
    <style:font-face style:name="Source Sans Pro" svg:font-family="'Source Sans Pro'" style:font-family-generic="swiss"/>
    <style:font-face style:name="Courier New1" svg:font-family="'Courier New'" style:font-family-generic="modern" style:font-pitch="fixed"/>
    <style:font-face style:name="Times New Roman" svg:font-family="'Times New Roman'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5.995cm" fo:break-before="page" table:align="margins" style:writing-mode="lr-tb"/>
    </style:style>
    <style:style style:name="Tabulka1.A" style:family="table-column">
      <style:table-column-properties style:column-width="2.646cm" style:rel-column-width="10840*"/>
    </style:style>
    <style:style style:name="Tabulka1.B" style:family="table-column">
      <style:table-column-properties style:column-width="3.838cm" style:rel-column-width="15726*"/>
    </style:style>
    <style:style style:name="Tabulka1.C" style:family="table-column">
      <style:table-column-properties style:column-width="1.715cm" style:rel-column-width="7024*"/>
    </style:style>
    <style:style style:name="Tabulka1.D" style:family="table-column">
      <style:table-column-properties style:column-width="7.796cm" style:rel-column-width="31945*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.097cm" fo:border="0.05pt solid #000000" style:writing-mode="lr-tb"/>
    </style:style>
    <style:style style:name="Tabulka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ulka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ulka2" style:family="table">
      <style:table-properties style:width="17.013cm" fo:margin-left="0cm" table:align="left"/>
    </style:style>
    <style:style style:name="Tabulka2.A" style:family="table-column">
      <style:table-column-properties style:column-width="1.164cm"/>
    </style:style>
    <style:style style:name="Tabulka2.B" style:family="table-column">
      <style:table-column-properties style:column-width="4.313cm"/>
    </style:style>
    <style:style style:name="Tabulka2.C" style:family="table-column">
      <style:table-column-properties style:column-width="2.672cm"/>
    </style:style>
    <style:style style:name="Tabulka2.D" style:family="table-column">
      <style:table-column-properties style:column-width="4.498cm"/>
    </style:style>
    <style:style style:name="Tabulka2.E" style:family="table-column">
      <style:table-column-properties style:column-width="4.366cm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E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ulka3" style:family="table">
      <style:table-properties style:width="17.013cm" fo:margin-left="0cm" table:align="left"/>
    </style:style>
    <style:style style:name="Tabulka3.A" style:family="table-column">
      <style:table-column-properties style:column-width="1.164cm"/>
    </style:style>
    <style:style style:name="Tabulka3.B" style:family="table-column">
      <style:table-column-properties style:column-width="4.313cm"/>
    </style:style>
    <style:style style:name="Tabulka3.C" style:family="table-column">
      <style:table-column-properties style:column-width="2.672cm"/>
    </style:style>
    <style:style style:name="Tabulka3.D" style:family="table-column">
      <style:table-column-properties style:column-width="4.498cm"/>
    </style:style>
    <style:style style:name="Tabulka3.E" style:family="table-column">
      <style:table-column-properties style:column-width="4.366cm"/>
    </style:style>
    <style:style style:name="Tabulk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3.E1" style:family="table-cell">
      <style:table-cell-properties fo:padding="0.097cm" fo:border="0.05pt solid #000000"/>
    </style:style>
    <style:style style:name="Tabulka3.A2" style:family="table-cell">
      <style:table-cell-properties fo:padding="0.097cm" fo:border-left="0.05pt solid #000000" fo:border-right="none" fo:border-top="none" fo:border-bottom="0.05pt solid #000000"/>
    </style:style>
    <style:style style:name="Tabulk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4" style:family="table">
      <style:table-properties style:width="17.013cm" fo:margin-left="0cm" table:align="left"/>
    </style:style>
    <style:style style:name="Tabulka4.A" style:family="table-column">
      <style:table-column-properties style:column-width="1.164cm"/>
    </style:style>
    <style:style style:name="Tabulka4.B" style:family="table-column">
      <style:table-column-properties style:column-width="4.313cm"/>
    </style:style>
    <style:style style:name="Tabulka4.C" style:family="table-column">
      <style:table-column-properties style:column-width="2.672cm"/>
    </style:style>
    <style:style style:name="Tabulka4.D" style:family="table-column">
      <style:table-column-properties style:column-width="4.498cm"/>
    </style:style>
    <style:style style:name="Tabulka4.E" style:family="table-column">
      <style:table-column-properties style:column-width="4.366cm"/>
    </style:style>
    <style:style style:name="Tabulk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4.E1" style:family="table-cell">
      <style:table-cell-properties fo:padding="0.097cm" fo:border="0.05pt solid #000000"/>
    </style:style>
    <style:style style:name="Tabulka4.A2" style:family="table-cell">
      <style:table-cell-properties fo:padding="0.097cm" fo:border-left="0.05pt solid #000000" fo:border-right="none" fo:border-top="none" fo:border-bottom="0.05pt solid #000000"/>
    </style:style>
    <style:style style:name="Tabulk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5" style:family="table">
      <style:table-properties style:width="17.013cm" fo:margin-left="0cm" table:align="left"/>
    </style:style>
    <style:style style:name="Tabulka5.A" style:family="table-column">
      <style:table-column-properties style:column-width="1.164cm"/>
    </style:style>
    <style:style style:name="Tabulka5.B" style:family="table-column">
      <style:table-column-properties style:column-width="4.313cm"/>
    </style:style>
    <style:style style:name="Tabulka5.C" style:family="table-column">
      <style:table-column-properties style:column-width="2.672cm"/>
    </style:style>
    <style:style style:name="Tabulka5.D" style:family="table-column">
      <style:table-column-properties style:column-width="4.498cm"/>
    </style:style>
    <style:style style:name="Tabulka5.E" style:family="table-column">
      <style:table-column-properties style:column-width="4.366cm"/>
    </style:style>
    <style:style style:name="Tabulk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5.E1" style:family="table-cell">
      <style:table-cell-properties fo:padding="0.097cm" fo:border="0.05pt solid #000000"/>
    </style:style>
    <style:style style:name="Tabulka5.A2" style:family="table-cell">
      <style:table-cell-properties fo:padding="0.097cm" fo:border-left="0.05pt solid #000000" fo:border-right="none" fo:border-top="none" fo:border-bottom="0.05pt solid #000000"/>
    </style:style>
    <style:style style:name="Tabulk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6" style:family="table">
      <style:table-properties style:width="17.013cm" fo:margin-left="0cm" table:align="left"/>
    </style:style>
    <style:style style:name="Tabulka6.A" style:family="table-column">
      <style:table-column-properties style:column-width="1.164cm"/>
    </style:style>
    <style:style style:name="Tabulka6.B" style:family="table-column">
      <style:table-column-properties style:column-width="4.313cm"/>
    </style:style>
    <style:style style:name="Tabulka6.C" style:family="table-column">
      <style:table-column-properties style:column-width="2.672cm"/>
    </style:style>
    <style:style style:name="Tabulka6.D" style:family="table-column">
      <style:table-column-properties style:column-width="4.498cm"/>
    </style:style>
    <style:style style:name="Tabulka6.E" style:family="table-column">
      <style:table-column-properties style:column-width="4.366cm"/>
    </style:style>
    <style:style style:name="Tabulk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6.E1" style:family="table-cell">
      <style:table-cell-properties fo:padding="0.097cm" fo:border="0.05pt solid #000000"/>
    </style:style>
    <style:style style:name="Tabulka6.A2" style:family="table-cell">
      <style:table-cell-properties fo:padding="0.097cm" fo:border-left="0.05pt solid #000000" fo:border-right="none" fo:border-top="none" fo:border-bottom="0.05pt solid #000000"/>
    </style:style>
    <style:style style:name="Tabulk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7" style:family="table">
      <style:table-properties style:width="17.013cm" fo:margin-left="0cm" table:align="left"/>
    </style:style>
    <style:style style:name="Tabulka7.A" style:family="table-column">
      <style:table-column-properties style:column-width="1.164cm"/>
    </style:style>
    <style:style style:name="Tabulka7.B" style:family="table-column">
      <style:table-column-properties style:column-width="4.313cm"/>
    </style:style>
    <style:style style:name="Tabulka7.C" style:family="table-column">
      <style:table-column-properties style:column-width="2.672cm"/>
    </style:style>
    <style:style style:name="Tabulka7.D" style:family="table-column">
      <style:table-column-properties style:column-width="4.498cm"/>
    </style:style>
    <style:style style:name="Tabulka7.E" style:family="table-column">
      <style:table-column-properties style:column-width="4.366cm"/>
    </style:style>
    <style:style style:name="Tabulk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7.E1" style:family="table-cell">
      <style:table-cell-properties fo:padding="0.097cm" fo:border="0.05pt solid #000000"/>
    </style:style>
    <style:style style:name="Tabulka7.A2" style:family="table-cell">
      <style:table-cell-properties fo:padding="0.097cm" fo:border-left="0.05pt solid #000000" fo:border-right="none" fo:border-top="none" fo:border-bottom="0.05pt solid #000000"/>
    </style:style>
    <style:style style:name="Tabulk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8" style:family="table">
      <style:table-properties style:width="17.013cm" fo:margin-left="0cm" table:align="left"/>
    </style:style>
    <style:style style:name="Tabulka8.A" style:family="table-column">
      <style:table-column-properties style:column-width="1.164cm"/>
    </style:style>
    <style:style style:name="Tabulka8.B" style:family="table-column">
      <style:table-column-properties style:column-width="4.313cm"/>
    </style:style>
    <style:style style:name="Tabulka8.C" style:family="table-column">
      <style:table-column-properties style:column-width="2.672cm"/>
    </style:style>
    <style:style style:name="Tabulka8.D" style:family="table-column">
      <style:table-column-properties style:column-width="4.498cm"/>
    </style:style>
    <style:style style:name="Tabulka8.E" style:family="table-column">
      <style:table-column-properties style:column-width="4.366cm"/>
    </style:style>
    <style:style style:name="Tabulk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8.E1" style:family="table-cell">
      <style:table-cell-properties fo:padding="0.097cm" fo:border="0.05pt solid #000000"/>
    </style:style>
    <style:style style:name="Tabulka8.A2" style:family="table-cell">
      <style:table-cell-properties fo:padding="0.097cm" fo:border-left="0.05pt solid #000000" fo:border-right="none" fo:border-top="none" fo:border-bottom="0.05pt solid #000000"/>
    </style:style>
    <style:style style:name="Tabulk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9" style:family="table">
      <style:table-properties style:width="17.013cm" fo:margin-left="0cm" table:align="left"/>
    </style:style>
    <style:style style:name="Tabulka9.A" style:family="table-column">
      <style:table-column-properties style:column-width="1.164cm"/>
    </style:style>
    <style:style style:name="Tabulka9.B" style:family="table-column">
      <style:table-column-properties style:column-width="4.313cm"/>
    </style:style>
    <style:style style:name="Tabulka9.C" style:family="table-column">
      <style:table-column-properties style:column-width="2.672cm"/>
    </style:style>
    <style:style style:name="Tabulka9.D" style:family="table-column">
      <style:table-column-properties style:column-width="4.498cm"/>
    </style:style>
    <style:style style:name="Tabulka9.E" style:family="table-column">
      <style:table-column-properties style:column-width="4.366cm"/>
    </style:style>
    <style:style style:name="Tabulk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9.E1" style:family="table-cell">
      <style:table-cell-properties fo:padding="0.097cm" fo:border="0.05pt solid #000000"/>
    </style:style>
    <style:style style:name="Tabulka9.A2" style:family="table-cell">
      <style:table-cell-properties fo:padding="0.097cm" fo:border-left="0.05pt solid #000000" fo:border-right="none" fo:border-top="none" fo:border-bottom="0.05pt solid #000000"/>
    </style:style>
    <style:style style:name="Tabulka9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officeooo:paragraph-rsid="001a541f" style:font-size-asian="22pt" style:font-size-complex="22pt"/>
    </style:style>
    <style:style style:name="P2" style:family="paragraph" style:parent-style-name="Standard">
      <style:text-properties officeooo:paragraph-rsid="001a541f"/>
    </style:style>
    <style:style style:name="P3" style:family="paragraph" style:parent-style-name="Text_20_body">
      <style:text-properties officeooo:paragraph-rsid="001a541f"/>
    </style:style>
    <style:style style:name="P4" style:family="paragraph" style:parent-style-name="Heading_20_1">
      <style:text-properties officeooo:paragraph-rsid="001a541f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style:font-name="Arial" fo:font-size="16pt" style:font-name-asian="Microsoft YaHei" style:font-size-asian="16pt" style:font-name-complex="Arial" style:font-size-complex="16pt"/>
    </style:style>
    <style:style style:name="P6" style:family="paragraph" style:parent-style-name="Table_20_Contents">
      <style:paragraph-properties style:snap-to-layout-grid="false"/>
      <style:text-properties fo:font-size="14pt" style:text-underline-style="solid" style:text-underline-width="auto" style:text-underline-color="font-color" fo:font-weight="bold" style:font-name-asian="Microsoft YaHei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style:snap-to-layout-grid="false"/>
      <style:text-properties style:font-name-asian="Microsoft YaHei"/>
    </style:style>
    <style:style style:name="P8" style:family="paragraph" style:parent-style-name="Table_20_Contents">
      <style:paragraph-properties style:snap-to-layout-grid="false"/>
      <style:text-properties officeooo:paragraph-rsid="00215a58" style:font-name-asian="Microsoft YaHei"/>
    </style:style>
    <style:style style:name="P9" style:family="paragraph" style:parent-style-name="Table_20_Contents">
      <style:paragraph-properties style:snap-to-layout-grid="false"/>
      <style:text-properties officeooo:rsid="0013de55" officeooo:paragraph-rsid="0013de55" style:font-name-asian="Microsoft YaHei"/>
    </style:style>
    <style:style style:name="P10" style:family="paragraph" style:parent-style-name="Table_20_Contents">
      <style:paragraph-properties style:snap-to-layout-grid="false"/>
      <style:text-properties officeooo:rsid="0019b450" officeooo:paragraph-rsid="0019b450" style:font-name-asian="Microsoft YaHei"/>
    </style:style>
    <style:style style:name="P11" style:family="paragraph" style:parent-style-name="Table_20_Contents">
      <style:text-properties fo:font-size="10pt" fo:font-weight="bold" officeooo:paragraph-rsid="001c83b7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officeooo:paragraph-rsid="00215a58" style:font-size-asian="10pt" style:font-size-complex="10pt"/>
    </style:style>
    <style:style style:name="P13" style:family="paragraph" style:parent-style-name="Table_20_Contents">
      <style:text-properties fo:font-size="10pt" officeooo:paragraph-rsid="0021cce8" style:font-size-asian="10pt" style:font-size-complex="10pt"/>
    </style:style>
    <style:style style:name="P14" style:family="paragraph" style:parent-style-name="Table_20_Contents">
      <style:text-properties fo:font-size="10pt" officeooo:paragraph-rsid="002377b3" style:font-size-asian="10pt" style:font-size-complex="10pt"/>
    </style:style>
    <style:style style:name="P15" style:family="paragraph" style:parent-style-name="Title">
      <style:text-properties officeooo:paragraph-rsid="001a541f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22pt" officeooo:paragraph-rsid="001a541f" style:font-size-asian="22pt" style:font-size-complex="22pt"/>
    </style:style>
    <style:style style:name="P18" style:family="paragraph" style:parent-style-name="Standard">
      <style:paragraph-properties fo:text-align="center" style:justify-single-word="false"/>
      <style:text-properties fo:font-size="22pt" officeooo:paragraph-rsid="001a541f" style:font-size-asian="22pt" style:font-size-complex="22pt"/>
    </style:style>
    <style:style style:name="P19" style:family="paragraph" style:parent-style-name="Standard">
      <style:text-properties officeooo:rsid="001c4f44" officeooo:paragraph-rsid="0025cb0e"/>
    </style:style>
    <style:style style:name="P20" style:family="paragraph" style:parent-style-name="Standard">
      <style:text-properties officeooo:paragraph-rsid="0025cb0e"/>
    </style:style>
    <style:style style:name="P21" style:family="paragraph" style:parent-style-name="Standard">
      <style:text-properties officeooo:paragraph-rsid="001a541f"/>
    </style:style>
    <style:style style:name="P22" style:family="paragraph" style:parent-style-name="Odstavec_20_se_20_seznamem" style:list-style-name="WW8Num1">
      <style:text-properties officeooo:paragraph-rsid="0025cb0e"/>
    </style:style>
    <style:style style:name="P23" style:family="paragraph" style:parent-style-name="Text_20_body">
      <style:text-properties officeooo:rsid="001a541f" officeooo:paragraph-rsid="001a541f"/>
    </style:style>
    <style:style style:name="P24" style:family="paragraph" style:parent-style-name="Text_20_body">
      <style:text-properties officeooo:rsid="001c4f44" officeooo:paragraph-rsid="001c4f44"/>
    </style:style>
    <style:style style:name="P25" style:family="paragraph" style:parent-style-name="Text_20_body">
      <style:text-properties officeooo:paragraph-rsid="0029f296"/>
    </style:style>
    <style:style style:name="P26" style:family="paragraph" style:parent-style-name="List_20_Paragraph" style:list-style-name="L1">
      <style:paragraph-properties>
        <style:tab-stops/>
      </style:paragraph-properties>
      <style:text-properties officeooo:paragraph-rsid="001a541f"/>
    </style:style>
    <style:style style:name="P27" style:family="paragraph" style:parent-style-name="List_20_Paragraph" style:list-style-name="L2">
      <style:paragraph-properties>
        <style:tab-stops/>
      </style:paragraph-properties>
      <style:text-properties officeooo:paragraph-rsid="001a541f"/>
    </style:style>
    <style:style style:name="P28" style:family="paragraph" style:parent-style-name="List_20_Paragraph" style:list-style-name="L3">
      <style:paragraph-properties>
        <style:tab-stops/>
      </style:paragraph-properties>
      <style:text-properties officeooo:paragraph-rsid="001a541f"/>
    </style:style>
    <style:style style:name="P29" style:family="paragraph" style:parent-style-name="Heading_20_1">
      <style:paragraph-properties fo:text-align="center" style:justify-single-word="false"/>
      <style:text-properties officeooo:rsid="001a541f" officeooo:paragraph-rsid="001a541f"/>
    </style:style>
    <style:style style:name="P30" style:family="paragraph" style:parent-style-name="Heading_20_2">
      <style:text-properties officeooo:rsid="001c4f44" officeooo:paragraph-rsid="001c4f44"/>
    </style:style>
    <style:style style:name="P31" style:family="paragraph" style:parent-style-name="Heading_20_2" style:list-style-name="">
      <style:text-properties officeooo:rsid="001a541f" officeooo:paragraph-rsid="001a541f"/>
    </style:style>
    <style:style style:name="P32" style:family="paragraph" style:parent-style-name="Heading_20_2">
      <style:paragraph-properties fo:break-before="page"/>
      <style:text-properties officeooo:rsid="001a541f" officeooo:paragraph-rsid="001a541f"/>
    </style:style>
    <style:style style:name="P33" style:family="paragraph" style:parent-style-name="Heading_20_2">
      <style:paragraph-properties fo:break-before="page"/>
      <style:text-properties officeooo:paragraph-rsid="0029f296"/>
    </style:style>
    <style:style style:name="P34" style:family="paragraph" style:parent-style-name="Heading_20_3">
      <style:text-properties officeooo:rsid="001a541f" officeooo:paragraph-rsid="001a541f"/>
    </style:style>
    <style:style style:name="P35" style:family="paragraph" style:parent-style-name="Heading_20_3">
      <style:text-properties officeooo:rsid="001c4f44" officeooo:paragraph-rsid="001c4f44"/>
    </style:style>
    <style:style style:name="P36" style:family="paragraph" style:parent-style-name="Heading_20_3">
      <style:text-properties officeooo:paragraph-rsid="0029f296"/>
    </style:style>
    <style:style style:name="P37" style:family="paragraph" style:parent-style-name="Heading_20_3" style:list-style-name="">
      <style:text-properties officeooo:paragraph-rsid="0029f296"/>
    </style:style>
    <style:style style:name="P38" style:family="paragraph" style:parent-style-name="Heading_20_3">
      <style:paragraph-properties fo:break-before="page"/>
      <style:text-properties officeooo:paragraph-rsid="0029f296"/>
    </style:style>
    <style:style style:name="P39" style:family="paragraph" style:parent-style-name="Table_20_Contents">
      <style:paragraph-properties style:snap-to-layout-grid="false"/>
      <style:text-properties officeooo:rsid="00215a58" officeooo:paragraph-rsid="00215a58" style:font-name-asian="Microsoft YaHei"/>
    </style:style>
    <style:style style:name="P40" style:family="paragraph" style:parent-style-name="Table_20_Contents">
      <style:paragraph-properties style:snap-to-layout-grid="false"/>
      <style:text-properties officeooo:paragraph-rsid="002a84fa" style:font-name-asian="Microsoft YaHei"/>
    </style:style>
    <style:style style:name="P41" style:family="paragraph" style:parent-style-name="Table_20_Contents">
      <style:text-properties fo:font-size="10pt" fo:font-weight="bold" officeooo:rsid="001c83b7" officeooo:paragraph-rsid="001c83b7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fo:font-size="10pt" fo:font-weight="bold" officeooo:rsid="001df78f" officeooo:paragraph-rsid="001df78f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font-size="10pt" fo:font-weight="bold" officeooo:paragraph-rsid="001c83b7" style:font-size-asian="10pt" style:font-weight-asian="bold" style:font-size-complex="10pt" style:font-weight-complex="bold"/>
    </style:style>
    <style:style style:name="P44" style:family="paragraph" style:parent-style-name="Table_20_Contents">
      <style:text-properties fo:font-size="10pt" officeooo:rsid="001df78f" officeooo:paragraph-rsid="001df78f" style:font-size-asian="10pt" style:font-size-complex="10pt"/>
    </style:style>
    <style:style style:name="P45" style:family="paragraph" style:parent-style-name="Table_20_Contents">
      <style:text-properties fo:font-size="10pt" officeooo:rsid="001df78f" officeooo:paragraph-rsid="001ea18e" style:font-size-asian="10pt" style:font-size-complex="10pt"/>
    </style:style>
    <style:style style:name="P46" style:family="paragraph" style:parent-style-name="Table_20_Contents">
      <style:text-properties fo:font-size="10pt" officeooo:rsid="001c83b7" officeooo:paragraph-rsid="001c83b7" style:font-size-asian="10pt" style:font-size-complex="10pt"/>
    </style:style>
    <style:style style:name="P47" style:family="paragraph" style:parent-style-name="Table_20_Contents">
      <style:text-properties fo:font-size="10pt" officeooo:rsid="001ea18e" officeooo:paragraph-rsid="001ea18e" style:font-size-asian="10pt" style:font-size-complex="10pt"/>
    </style:style>
    <style:style style:name="P48" style:family="paragraph" style:parent-style-name="Table_20_Contents">
      <style:text-properties fo:font-size="10pt" officeooo:rsid="001ea18e" officeooo:paragraph-rsid="002637d0" style:font-size-asian="10pt" style:font-size-complex="10pt"/>
    </style:style>
    <style:style style:name="P49" style:family="paragraph" style:parent-style-name="Table_20_Contents">
      <style:text-properties fo:font-size="10pt" officeooo:rsid="001f7002" officeooo:paragraph-rsid="001f7002" style:font-size-asian="10pt" style:font-size-complex="10pt"/>
    </style:style>
    <style:style style:name="P50" style:family="paragraph" style:parent-style-name="Table_20_Contents">
      <style:text-properties fo:font-size="10pt" officeooo:rsid="001f7002" officeooo:paragraph-rsid="002637d0" style:font-size-asian="10pt" style:font-size-complex="10pt"/>
    </style:style>
    <style:style style:name="P51" style:family="paragraph" style:parent-style-name="Table_20_Contents">
      <style:text-properties fo:font-size="10pt" officeooo:rsid="00215a58" officeooo:paragraph-rsid="00215a58" style:font-size-asian="10pt" style:font-size-complex="10pt"/>
    </style:style>
    <style:style style:name="P52" style:family="paragraph" style:parent-style-name="Table_20_Contents">
      <style:text-properties fo:font-size="10pt" officeooo:rsid="00215a58" officeooo:paragraph-rsid="002637d0" style:font-size-asian="10pt" style:font-size-complex="10pt"/>
    </style:style>
    <style:style style:name="P53" style:family="paragraph" style:parent-style-name="Table_20_Contents">
      <style:text-properties fo:font-size="10pt" officeooo:rsid="00215a58" officeooo:paragraph-rsid="0028047d" style:font-size-asian="10pt" style:font-size-complex="10pt"/>
    </style:style>
    <style:style style:name="P54" style:family="paragraph" style:parent-style-name="Table_20_Contents">
      <style:text-properties fo:font-size="10pt" officeooo:rsid="0021cce8" officeooo:paragraph-rsid="0021cce8" style:font-size-asian="10pt" style:font-size-complex="10pt"/>
    </style:style>
    <style:style style:name="P55" style:family="paragraph" style:parent-style-name="Table_20_Contents">
      <style:text-properties fo:font-size="10pt" officeooo:rsid="0021cce8" officeooo:paragraph-rsid="0028047d" style:font-size-asian="10pt" style:font-size-complex="10pt"/>
    </style:style>
    <style:style style:name="P56" style:family="paragraph" style:parent-style-name="Table_20_Contents">
      <style:text-properties fo:font-size="10pt" officeooo:rsid="0021cce8" officeooo:paragraph-rsid="0029f296" style:font-size-asian="10pt" style:font-size-complex="10pt"/>
    </style:style>
    <style:style style:name="P57" style:family="paragraph" style:parent-style-name="Table_20_Contents">
      <style:text-properties fo:font-size="10pt" officeooo:rsid="002377b3" officeooo:paragraph-rsid="002377b3" style:font-size-asian="10pt" style:font-size-complex="10pt"/>
    </style:style>
    <style:style style:name="P58" style:family="paragraph" style:parent-style-name="Table_20_Contents">
      <style:text-properties fo:font-size="10pt" officeooo:rsid="002377b3" officeooo:paragraph-rsid="0029f296" style:font-size-asian="10pt" style:font-size-complex="10pt"/>
    </style:style>
    <style:style style:name="P59" style:family="paragraph" style:parent-style-name="Table_20_Contents">
      <style:text-properties fo:font-size="10pt" officeooo:paragraph-rsid="0028047d" style:font-size-asian="10pt" style:font-size-complex="10pt"/>
    </style:style>
    <style:style style:name="P60" style:family="paragraph" style:parent-style-name="Table_20_Contents">
      <style:text-properties officeooo:paragraph-rsid="001df78f"/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Contents_20_Heading">
      <style:paragraph-properties fo:break-before="page"/>
    </style:style>
    <style:style style:name="T1" style:family="text">
      <style:text-properties officeooo:rsid="00128f67"/>
    </style:style>
    <style:style style:name="T2" style:family="text">
      <style:text-properties officeooo:rsid="001a541f"/>
    </style:style>
    <style:style style:name="T3" style:family="text">
      <style:text-properties officeooo:rsid="001c4f44"/>
    </style:style>
    <style:style style:name="T4" style:family="text">
      <style:text-properties officeooo:rsid="00215a58"/>
    </style:style>
    <style:style style:name="T5" style:family="text">
      <style:text-properties officeooo:rsid="0021cce8"/>
    </style:style>
    <style:style style:name="T6" style:family="text">
      <style:text-properties officeooo:rsid="002377b3"/>
    </style:style>
    <style:style style:name="T7" style:family="text">
      <style:text-properties officeooo:rsid="0024846d"/>
    </style:style>
    <style:style style:name="T8" style:family="text">
      <style:text-properties officeooo:rsid="0025cb0e"/>
    </style:style>
    <style:style style:name="T9" style:family="text">
      <style:text-properties officeooo:rsid="002637d0"/>
    </style:style>
    <style:style style:name="T10" style:family="text">
      <style:text-properties fo:font-size="10pt" officeooo:rsid="001df78f" style:font-size-asian="10pt" style:font-size-complex="10pt"/>
    </style:style>
    <style:style style:name="T11" style:family="text">
      <style:text-properties officeooo:rsid="0028047d"/>
    </style:style>
    <style:style style:name="T12" style:family="text">
      <style:text-properties officeooo:rsid="0029f296"/>
    </style:style>
    <style:style style:name="T13" style:family="text">
      <style:text-properties officeooo:rsid="002a84fa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>Řízení SW projektů</text:p>
      <text:p text:style-name="P2"/>
      <text:p text:style-name="P29">Testování</text:p>
      <text:p text:style-name="P2"/>
      <text:p text:style-name="P2"/>
      <text:p text:style-name="P2"/>
      <text:p text:style-name="P15">Kuchařka</text:p>
      <text:p text:style-name="P2"/>
      <text:p text:style-name="P4">Autoři: </text:p>
      <text:list xml:id="list881873625" text:style-name="L1">
        <text:list-item>
          <text:p text:style-name="P26">Tomáš Nosek <text:span text:style-name="T1">(nosekto2@fel.cvut.cz)</text:span></text:p>
        </text:list-item>
        <text:list-item>
          <text:p text:style-name="P26">Tomáš Hůla <text:span text:style-name="T1">(hulatoma@fel.cvut.cz)</text:span></text:p>
        </text:list-item>
        <text:list-item>
          <text:p text:style-name="P26">Tomáš Přasličák <text:span text:style-name="T1">(prasltom@fel.cvut.cz)</text:span></text:p>
        </text:list-item>
        <text:list-item>
          <text:p text:style-name="P26">Gergely Szép <text:span text:style-name="T1">(szepgerg@fel.cvut.cz)</text:span></text:p>
        </text:list-item>
        <text:list-item>
          <text:p text:style-name="P26">Martin Kinčl <text:span text:style-name="T1">(kinclma1@fel.cvut.cz)</text:span></text:p>
        </text:list-item>
      </text:list>
      <text:p text:style-name="P4">Vedoucí: </text:p>
      <text:list xml:id="list1270577965" text:style-name="L2">
        <text:list-item>
          <text:p text:style-name="P27">Ondřej Macek</text:p>
        </text:list-item>
      </text:list>
      <text:p text:style-name="P4">Cvičení</text:p>
      <text:list xml:id="list2074991421" text:style-name="L3">
        <text:list-item>
          <text:p text:style-name="P28">Středa, 12:45</text:p>
        </text:list-item>
      </text:list>
      <text:p text:style-name="P2"><draw:frame draw:style-name="fr1" draw:name="Rámec1" text:anchor-type="paragraph" svg:x="0.086cm" svg:y="0.044cm" svg:width="15.995cm" draw:z-index="0"><draw:text-box fo:min-height="0.37cm"><table:table table:name="Tabulka1" table:style-name="Tabulka1"><table:table-column table:style-name="Tabulka1.A"/><table:table-column table:style-name="Tabulka1.B"/><table:table-column table:style-name="Tabulka1.C"/><table:table-column table:style-name="Tabulka1.D"/><table:table-row table:style-name="Tabulka1.1"><table:table-cell table:style-name="Tabulka1.A1" table:number-columns-spanned="4" office:value-type="string"><text:p text:style-name="P5">Verze souboru</text:p></table:table-cell><table:covered-table-cell/><table:covered-table-cell/><table:covered-table-cell/></table:table-row><table:table-row table:style-name="Tabulka1.1"><table:table-cell table:style-name="Tabulka1.A2" office:value-type="string"><text:p text:style-name="P6">Datum</text:p></table:table-cell><table:table-cell table:style-name="Tabulka1.A2" office:value-type="string"><text:p text:style-name="P6">Autor</text:p></table:table-cell><table:table-cell table:style-name="Tabulka1.A2" office:value-type="string"><text:p text:style-name="P6">Verze</text:p></table:table-cell><table:table-cell table:style-name="Tabulka1.D2" office:value-type="string"><text:p text:style-name="P6">Stručný popis změn</text:p></table:table-cell></table:table-row><table:table-row table:style-name="Tabulka1.1"><table:table-cell table:style-name="Tabulka1.A2" office:value-type="string"><text:p text:style-name="P39">8.1.2013</text:p></table:table-cell><table:table-cell table:style-name="Tabulka1.A2" office:value-type="string"><text:p text:style-name="P39">Martin Kinčl</text:p></table:table-cell><table:table-cell table:style-name="Tabulka1.A2" office:value-type="string"><text:p text:style-name="P39">1.0</text:p></table:table-cell><table:table-cell table:style-name="Tabulka1.D2" office:value-type="string"><text:p text:style-name="P8"><text:span text:style-name="T4">Vytvoření, chybí report z testování selenium </text:span><text:span text:style-name="T7">a pár test-casů</text:span></text:p></table:table-cell></table:table-row><table:table-row table:style-name="Tabulka1.1"><table:table-cell table:style-name="Tabulka1.A2" office:value-type="string"><text:p text:style-name="P40"><text:span text:style-name="T13">9.1.2013</text:span></text:p></table:table-cell><table:table-cell table:style-name="Tabulka1.A2" office:value-type="string"><text:p text:style-name="P40"><text:span text:style-name="T13">Martin Kinčl</text:span></text:p></table:table-cell><table:table-cell table:style-name="Tabulka1.A2" office:value-type="string"><text:p text:style-name="P40"><text:span text:style-name="T13">1.1</text:span></text:p></table:table-cell><table:table-cell table:style-name="Tabulka1.D2" office:value-type="string"><text:p text:style-name="P40"><text:span text:style-name="T13">Vložena sekce Selenium, dodělány test-casy, Vývoj testů v čase</text:span></text:p></table:table-cell></table:table-row><table:table-row table:style-name="Tabulka1.1"><table:table-cell table:style-name="Tabulka1.A2" office:value-type="string"><text:p text:style-name="P9"/></table:table-cell><table:table-cell table:style-name="Tabulka1.A2" office:value-type="string"><text:p text:style-name="P9"/></table:table-cell><table:table-cell table:style-name="Tabulka1.A2" office:value-type="string"><text:p text:style-name="P9"/></table:table-cell><table:table-cell table:style-name="Tabulka1.D2" office:value-type="string"><text:p text:style-name="P9"/></table:table-cell></table:table-row><table:table-row table:style-name="Tabulka1.1"><table:table-cell table:style-name="Tabulka1.A2" office:value-type="string"><text:p text:style-name="P10"/></table:table-cell><table:table-cell table:style-name="Tabulka1.A2" office:value-type="string"><text:p text:style-name="P10"/></table:table-cell><table:table-cell table:style-name="Tabulka1.A2" office:value-type="string"><text:p text:style-name="P10"/></table:table-cell><table:table-cell table:style-name="Tabulka1.D2" office:value-type="string"><text:p text:style-name="P10"/></table:table-cell></table:table-row><table:table-row table:style-name="Tabulka1.1"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D2" office:value-type="string"><text:p text:style-name="P7"/></table:table-cell></table:table-row><table:table-row table:style-name="Tabulka1.1"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D2" office:value-type="string"><text:p text:style-name="P7"/></table:table-cell></table:table-row><table:table-row table:style-name="Tabulka1.1"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D2" office:value-type="string"><text:p text:style-name="P7"/></table:table-cell></table:table-row><table:table-row table:style-name="Tabulka1.1"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D2" office:value-type="string"><text:p text:style-name="P7"/></table:table-cell></table:table-row><table:table-row table:style-name="Tabulka1.1"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D2" office:value-type="string"><text:p text:style-name="P7"/></table:table-cell></table:table-row><table:table-row table:style-name="Tabulka1.1"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D2" office:value-type="string"><text:p text:style-name="P7"/></table:table-cell></table:table-row><table:table-row table:style-name="Tabulka1.1"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D2" office:value-type="string"><text:p text:style-name="P7"/></table:table-cell></table:table-row><table:table-row table:style-name="Tabulka1.1"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D2" office:value-type="string"><text:p text:style-name="P7"/></table:table-cell></table:table-row><table:table-row table:style-name="Tabulka1.1"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D2" office:value-type="string"><text:p text:style-name="P7"/></table:table-cell></table:table-row><table:table-row table:style-name="Tabulka1.1"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A2" office:value-type="string"><text:p text:style-name="P7"/></table:table-cell><table:table-cell table:style-name="Tabulka1.D2" office:value-type="string"><text:p text:style-name="P7"/></table:table-cell></table:table-row></table:table></draw:text-box></draw:frame><text:soft-page-break/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62">Obsah</text:p>
          </text:index-title>
          <text:p text:style-name="P16"><text:a xlink:type="simple" xlink:href="#__RefHeading__1027_2859498951" text:style-name="Index_20_Link" text:visited-style-name="Index_20_Link">Plán testování<text:tab/>4</text:a></text:p>
          <text:p text:style-name="P61"><text:a xlink:type="simple" xlink:href="#__RefHeading__1027_285949895" text:style-name="Index_20_Link" text:visited-style-name="Index_20_Link">Jednotkové testy<text:tab/>4</text:a></text:p>
          <text:p text:style-name="P61"><text:a xlink:type="simple" xlink:href="#__RefHeading__1029_285949895" text:style-name="Index_20_Link" text:visited-style-name="Index_20_Link">Funkční testování<text:tab/>4</text:a></text:p>
          <text:p text:style-name="P16"><text:a xlink:type="simple" xlink:href="#__RefHeading__1031_285949895" text:style-name="Index_20_Link" text:visited-style-name="Index_20_Link">Testovací případy užití<text:tab/>4</text:a></text:p>
          <text:p text:style-name="P61"><text:a xlink:type="simple" xlink:href="#__RefHeading__1078_285949895" text:style-name="Index_20_Link" text:visited-style-name="Index_20_Link">Přihlašování<text:tab/>4</text:a></text:p>
          <text:p text:style-name="P61"><text:a xlink:type="simple" xlink:href="#__RefHeading__1080_285949895" text:style-name="Index_20_Link" text:visited-style-name="Index_20_Link">Vyhledávání receptů<text:tab/>5</text:a></text:p>
          <text:p text:style-name="P61"><text:a xlink:type="simple" xlink:href="#__RefHeading__1082_285949895" text:style-name="Index_20_Link" text:visited-style-name="Index_20_Link">Hodnocení a komentáře<text:tab/>5</text:a></text:p>
          <text:p text:style-name="P61"><text:a xlink:type="simple" xlink:href="#__RefHeading__1084_285949895" text:style-name="Index_20_Link" text:visited-style-name="Index_20_Link">Tvorba receptů<text:tab/>5</text:a></text:p>
          <text:p text:style-name="P61"><text:a xlink:type="simple" xlink:href="#__RefHeading__1086_285949895" text:style-name="Index_20_Link" text:visited-style-name="Index_20_Link">Tvorba článků<text:tab/>6</text:a></text:p>
          <text:p text:style-name="P61"><text:a xlink:type="simple" xlink:href="#__RefHeading__1088_285949895" text:style-name="Index_20_Link" text:visited-style-name="Index_20_Link">Připojování článků k receptům<text:tab/>6</text:a></text:p>
          <text:p text:style-name="P61"><text:a xlink:type="simple" xlink:href="#__RefHeading__1090_285949895" text:style-name="Index_20_Link" text:visited-style-name="Index_20_Link">Připojování podpostupů receptů<text:tab/>6</text:a></text:p>
          <text:p text:style-name="P61"><text:a xlink:type="simple" xlink:href="#__RefHeading__1092_285949895" text:style-name="Index_20_Link" text:visited-style-name="Index_20_Link">Správa ingrediencí<text:tab/>7</text:a></text:p>
          <text:p text:style-name="P16"><text:a xlink:type="simple" xlink:href="#__RefHeading__1033_285949895" text:style-name="Index_20_Link" text:visited-style-name="Index_20_Link">Selenium testy<text:tab/>7</text:a></text:p>
          <text:p text:style-name="P16"><text:a xlink:type="simple" xlink:href="#__RefHeading__1094_285949895" text:style-name="Index_20_Link" text:visited-style-name="Index_20_Link">Vývoj testů v čase<text:tab/>8</text:a></text:p>
        </text:index-body>
      </text:table-of-content>
      <text:h text:style-name="P31" text:outline-level="2"/>
      <text:h text:style-name="P32" text:outline-level="2"><text:bookmark-start text:name="__RefHeading__1027_2859498951"/><text:bookmark-start text:name="__RefHeading__1025_285949895"/>Plán testování<text:bookmark-end text:name="__RefHeading__1027_2859498951"/><text:bookmark-end text:name="__RefHeading__1025_285949895"/></text:h>
      <text:p text:style-name="P23">Testování aplikace bude probíhat několika způsoby, z nichž každý testuje jiný aspekt aplikace</text:p>
      <text:h text:style-name="P34" text:outline-level="3"><text:bookmark-start text:name="__RefHeading__1027_285949895"/>Jednotkové testy<text:bookmark-end text:name="__RefHeading__1027_285949895"/></text:h>
      <text:p text:style-name="P3"><text:bookmark-start text:name="__RefHeading__1029_2859498951"/><text:span text:style-name="T2">V první řadě bude kód </text:span><text:span text:style-name="T3">všech tříd datového modelu</text:span><text:span text:style-name="T2"> testován jednotkovými testy aby byla zajištěna správná funkčnost na nejnižší úrovni. </text:span><text:span text:style-name="T3">Jednotkové testy budou realizovány pomocí nástrojů jež poskytuje framework Rails.</text:span><text:bookmark-end text:name="__RefHeading__1029_2859498951"/></text:p>
      <text:h text:style-name="P35" text:outline-level="3"><text:bookmark-start text:name="__RefHeading__1029_285949895"/>Funkční testování<text:bookmark-end text:name="__RefHeading__1029_285949895"/></text:h>
      <text:p text:style-name="P24">Pro funkční testování bylo rozhodnuto o využití nástroje Selenium HQ, kterým budou testovány všechny případy užití (vizte níže), aby bylo zajištěno, že aplikace při jakékoli akci uživatele zareaguje správně.</text:p>
      <text:h text:style-name="P30" text:outline-level="2"><text:bookmark-start text:name="__RefHeading__1031_285949895"/><text:bookmark-start text:name="__RefHeading__1067_285949895"/>Testovací případy užití<text:bookmark-end text:name="__RefHeading__1031_285949895"/><text:bookmark-end text:name="__RefHeading__1067_285949895"/></text:h>
      <text:h text:style-name="P36" text:outline-level="3"><text:bookmark-start text:name="__RefHeading__1078_285949895"/><text:span text:style-name="T12">Přihlašování</text:span><text:bookmark-end text:name="__RefHeading__1078_285949895"/></text:h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>
          <table:table-cell table:style-name="Tabulka2.A1" office:value-type="string">
            <text:p text:style-name="P11"/>
          </table:table-cell>
          <table:table-cell table:style-name="Tabulka2.A1" office:value-type="string">
            <text:p text:style-name="P41">Název</text:p>
          </table:table-cell>
          <table:table-cell table:style-name="Tabulka2.A1" office:value-type="string">
            <text:p text:style-name="P41">Prerekvizita</text:p>
          </table:table-cell>
          <table:table-cell table:style-name="Tabulka2.A1" office:value-type="string">
            <text:p text:style-name="P42">Akce uživatele</text:p>
          </table:table-cell>
          <table:table-cell table:style-name="Tabulka2.E1" office:value-type="string">
            <text:p text:style-name="P42">Reakce aplikace</text:p>
          </table:table-cell>
        </table:table-row>
        <table:table-row>
          <table:table-cell table:style-name="Tabulka2.A2" office:value-type="string">
            <text:p text:style-name="P60"><text:span text:style-name="T10">1</text:span></text:p>
          </table:table-cell>
          <table:table-cell table:style-name="Tabulka2.A2" office:value-type="string">
            <text:p text:style-name="P44">Zobrazení přihlašovacího formuláře</text:p>
          </table:table-cell>
          <table:table-cell table:style-name="Tabulka2.A2" office:value-type="string">
            <text:p text:style-name="P46"/>
          </table:table-cell>
          <table:table-cell table:style-name="Tabulka2.A2" office:value-type="string">
            <text:p text:style-name="P44">Klepnutí na tlačítko přihlášení</text:p>
          </table:table-cell>
          <table:table-cell table:style-name="Tabulka2.E2" office:value-type="string">
            <text:p text:style-name="P44">Zobrazení formuláře</text:p>
          </table:table-cell>
        </table:table-row>
        <table:table-row>
          <table:table-cell table:style-name="Tabulka2.A3" office:value-type="float" office:value="2">
            <text:p text:style-name="P44">2</text:p>
          </table:table-cell>
          <table:table-cell table:style-name="Tabulka2.A2" office:value-type="string">
            <text:p text:style-name="P44">Odeslání prázdného přihlašovacího formuláře</text:p>
          </table:table-cell>
          <table:table-cell table:style-name="Tabulka2.A2" office:value-type="string">
            <text:p text:style-name="P44">1</text:p>
          </table:table-cell>
          <table:table-cell table:style-name="Tabulka2.A2" office:value-type="string">
            <text:p text:style-name="P44">Klepnutí na potvrzovací tlačítko přihlášení</text:p>
          </table:table-cell>
          <table:table-cell table:style-name="Tabulka2.E2" office:value-type="string">
            <text:p text:style-name="P44">Zobrazení chybového hlášení</text:p>
          </table:table-cell>
        </table:table-row>
        <table:table-row>
          <table:table-cell table:style-name="Tabulka2.A2" office:value-type="string">
            <text:p text:style-name="P44">3</text:p>
          </table:table-cell>
          <table:table-cell table:style-name="Tabulka2.A2" office:value-type="string">
            <text:p text:style-name="P44">Odeslání přihlašovacího formuláře s neplatnými údaji</text:p>
          </table:table-cell>
          <table:table-cell table:style-name="Tabulka2.A2" office:value-type="string">
            <text:p text:style-name="P44">1</text:p>
          </table:table-cell>
          <table:table-cell table:style-name="Tabulka2.A2" office:value-type="string">
            <text:p text:style-name="P44">Vyplnění neexistujícího jména a hesla nebo existujícího jména a neplatného hesla.</text:p>
            <text:p text:style-name="P45">Klepnutí na potvrzovací tlačítko přihlášení</text:p>
          </table:table-cell>
          <table:table-cell table:style-name="Tabulka2.E2" office:value-type="string">
            <text:p text:style-name="P44">Zobrazení chybového hlášení</text:p>
          </table:table-cell>
        </table:table-row>
        <table:table-row>
          <table:table-cell table:style-name="Tabulka2.A2" office:value-type="string">
            <text:p text:style-name="P47">4</text:p>
          </table:table-cell>
          <table:table-cell table:style-name="Tabulka2.A2" office:value-type="string">
            <text:p text:style-name="P47">Přihlášení</text:p>
          </table:table-cell>
          <table:table-cell table:style-name="Tabulka2.A2" office:value-type="string">
            <text:p text:style-name="P47">1</text:p>
          </table:table-cell>
          <table:table-cell table:style-name="Tabulka2.A2" office:value-type="string">
            <text:p text:style-name="P47">Vyplnění platných údajů.</text:p>
            <text:p text:style-name="P45">Klepnutí na potvrzovací tlačítko přihlášení</text:p>
          </table:table-cell>
          <table:table-cell table:style-name="Tabulka2.E2" office:value-type="string">
            <text:p text:style-name="P47">Přihlášení uživatele, přesměrování na domovskou stránku přihlášeného uživatele</text:p>
          </table:table-cell>
        </table:table-row>
      </table:table>
      <text:h text:style-name="P37" text:outline-level="3"><text:span text:style-name="T12"/></text:h>
      <text:h text:style-name="P38" text:outline-level="3"><text:bookmark-start text:name="__RefHeading__1080_285949895"/><text:span text:style-name="T12">Vyhledávání receptů</text:span><text:bookmark-end text:name="__RefHeading__1080_285949895"/></text:h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E"/>
        <table:table-header-rows>
          <table:table-row>
            <table:table-cell table:style-name="Tabulka3.A1" office:value-type="string">
              <text:p text:style-name="P11"/>
            </table:table-cell>
            <table:table-cell table:style-name="Tabulka3.A1" office:value-type="string">
              <text:p text:style-name="P41">Název</text:p>
            </table:table-cell>
            <table:table-cell table:style-name="Tabulka3.A1" office:value-type="string">
              <text:p text:style-name="P41">Prerekvizita</text:p>
            </table:table-cell>
            <table:table-cell table:style-name="Tabulka3.A1" office:value-type="string">
              <text:p text:style-name="P42">Akce uživatele</text:p>
            </table:table-cell>
            <table:table-cell table:style-name="Tabulka3.E1" office:value-type="string">
              <text:p text:style-name="P42">Reakce aplikace</text:p>
            </table:table-cell>
          </table:table-row>
        </table:table-header-rows>
        <table:table-row>
          <table:table-cell table:style-name="Tabulka3.A2" office:value-type="string">
            <text:p text:style-name="P47">5</text:p>
          </table:table-cell>
          <table:table-cell table:style-name="Tabulka3.A2" office:value-type="string">
            <text:p text:style-name="P47">Vyhledat recept podle ledničky</text:p>
          </table:table-cell>
          <table:table-cell table:style-name="Tabulka3.A2" office:value-type="string">
            <text:p text:style-name="P47">Existující recept (alespoň 1)</text:p>
          </table:table-cell>
          <table:table-cell table:style-name="Tabulka3.A2" office:value-type="string">
            <text:p text:style-name="P47">Klepnutí na tlačítko lednička.</text:p>
            <text:p text:style-name="P47">Výběr ingrediencí, zadání množství.</text:p>
            <text:p text:style-name="P47">Klepnutí na vyhledat</text:p>
          </table:table-cell>
          <table:table-cell table:style-name="Tabulka3.E2" office:value-type="string">
            <text:p text:style-name="P47">Zobrazí seznam receptů seřazený dle jejich připravitelnosti ze zadaných ingrediencí, pokud žádný recept ze zadaných ingrediencí připravit nelze, zobrazí prázdný seznam</text:p>
          </table:table-cell>
        </table:table-row>
        <table:table-row>
          <table:table-cell table:style-name="Tabulka3.A2" office:value-type="string">
            <text:p text:style-name="P48"><text:span text:style-name="T9">6</text:span></text:p>
          </table:table-cell>
          <table:table-cell table:style-name="Tabulka3.A2" office:value-type="string">
            <text:p text:style-name="P48"><text:span text:style-name="T9">Neúspěšně vyhledat recept podle prázdné ledničky</text:span></text:p>
          </table:table-cell>
          <table:table-cell table:style-name="Tabulka3.A2" office:value-type="string">
            <text:p text:style-name="P47"/>
          </table:table-cell>
          <table:table-cell table:style-name="Tabulka3.A2" office:value-type="string">
            <text:p text:style-name="P48"><text:span text:style-name="T9">Klepnutí na tlačítko lednička</text:span></text:p>
            <text:p text:style-name="P48"><text:span text:style-name="T9">Klepnutí na vyhledat</text:span></text:p>
          </table:table-cell>
          <table:table-cell table:style-name="Tabulka3.E2" office:value-type="string">
            <text:p text:style-name="P48"><text:span text:style-name="T9">Zobrazí chybové hlášení</text:span></text:p>
          </table:table-cell>
        </table:table-row>
        <table:table-row>
          <table:table-cell table:style-name="Tabulka3.A2" office:value-type="string">
            <text:p text:style-name="P48"><text:span text:style-name="T9">7</text:span></text:p>
          </table:table-cell>
          <table:table-cell table:style-name="Tabulka3.A2" office:value-type="string">
            <text:p text:style-name="P47">Vyhledat recept dle parametrů/klíčových slov</text:p>
          </table:table-cell>
          <table:table-cell table:style-name="Tabulka3.A2" office:value-type="string">
            <text:p text:style-name="P47">Existující recept (alespoň 1)</text:p>
          </table:table-cell>
          <table:table-cell table:style-name="Tabulka3.A2" office:value-type="string">
            <text:p text:style-name="P47">Klepnutí na tlačítko filtr</text:p>
            <text:p text:style-name="P49">Zadání kritérií</text:p>
            <text:p text:style-name="P49">Potvrzení</text:p>
          </table:table-cell>
          <table:table-cell table:style-name="Tabulka3.E2" office:value-type="string">
            <text:p text:style-name="P49">Zobrazí seznam receptů odpovídajících kritériím</text:p>
          </table:table-cell>
        </table:table-row>
      </table:table>
      <text:h text:style-name="P36" text:outline-level="3"><text:bookmark-start text:name="__RefHeading__1082_285949895"/><text:span text:style-name="T12">Hodnocení a komentáře</text:span><text:bookmark-end text:name="__RefHeading__1082_285949895"/></text:h>
      <table:table table:name="Tabulka4" table:style-name="Tabulka4">
        <table:table-column table:style-name="Tabulka4.A"/>
        <table:table-column table:style-name="Tabulka4.B"/>
        <table:table-column table:style-name="Tabulka4.C"/>
        <table:table-column table:style-name="Tabulka4.D"/>
        <table:table-column table:style-name="Tabulka4.E"/>
        <table:table-header-rows>
          <table:table-row>
            <table:table-cell table:style-name="Tabulka4.A1" office:value-type="string">
              <text:p text:style-name="P11"/>
            </table:table-cell>
            <table:table-cell table:style-name="Tabulka4.A1" office:value-type="string">
              <text:p text:style-name="P41">Název</text:p>
            </table:table-cell>
            <table:table-cell table:style-name="Tabulka4.A1" office:value-type="string">
              <text:p text:style-name="P41">Prerekvizita</text:p>
            </table:table-cell>
            <table:table-cell table:style-name="Tabulka4.A1" office:value-type="string">
              <text:p text:style-name="P42">Akce uživatele</text:p>
            </table:table-cell>
            <table:table-cell table:style-name="Tabulka4.E1" office:value-type="string">
              <text:p text:style-name="P42">Reakce aplikace</text:p>
            </table:table-cell>
          </table:table-row>
        </table:table-header-rows>
        <table:table-row>
          <table:table-cell table:style-name="Tabulka4.A2" office:value-type="string">
            <text:p text:style-name="P50"><text:span text:style-name="T9">8</text:span></text:p>
          </table:table-cell>
          <table:table-cell table:style-name="Tabulka4.A2" office:value-type="string">
            <text:p text:style-name="P49">Přidat komentář k receptu</text:p>
          </table:table-cell>
          <table:table-cell table:style-name="Tabulka4.A2" office:value-type="string">
            <text:p text:style-name="P49">Existující recept</text:p>
            <text:p text:style-name="P49">zobrazena stránka s receptem</text:p>
          </table:table-cell>
          <table:table-cell table:style-name="Tabulka4.A2" office:value-type="string">
            <text:p text:style-name="P49">Klepnutí do pole pro zadání komentáře</text:p>
            <text:p text:style-name="P49">Napsání kome<text:span text:style-name="T9">n</text:span>táře</text:p>
            <text:p text:style-name="P49">potvrzení</text:p>
          </table:table-cell>
          <table:table-cell table:style-name="Tabulka4.E2" office:value-type="string">
            <text:p text:style-name="P49">Zobrazí stránku s receptem s přidaným novým komentářem</text:p>
          </table:table-cell>
        </table:table-row>
        <table:table-row>
          <table:table-cell table:style-name="Tabulka4.A2" office:value-type="string">
            <text:p text:style-name="P50"><text:span text:style-name="T9">9</text:span></text:p>
          </table:table-cell>
          <table:table-cell table:style-name="Tabulka4.A2" office:value-type="string">
            <text:p text:style-name="P49">Hodnotit recept</text:p>
          </table:table-cell>
          <table:table-cell table:style-name="Tabulka4.A2" office:value-type="string">
            <text:p text:style-name="P49">Existující recept</text:p>
            <text:p text:style-name="P49">zobrazena stránka s receptem</text:p>
          </table:table-cell>
          <table:table-cell table:style-name="Tabulka4.A2" office:value-type="string">
            <text:p text:style-name="P49">Klepnutí na n-té tlačítko s hvězdičkou, kde n je zvolené bodové hodnocení</text:p>
          </table:table-cell>
          <table:table-cell table:style-name="Tabulka4.E2" office:value-type="string">
            <text:p text:style-name="P49">Změna průměrné hodnoty hodnocení receptu</text:p>
          </table:table-cell>
        </table:table-row>
      </table:table>
      <text:h text:style-name="P36" text:outline-level="3"><text:bookmark-start text:name="__RefHeading__1084_285949895"/><text:span text:style-name="T12">Tvorba receptů</text:span><text:bookmark-end text:name="__RefHeading__1084_285949895"/></text:h>
      <table:table table:name="Tabulka5" table:style-name="Tabulka5">
        <table:table-column table:style-name="Tabulka5.A"/>
        <table:table-column table:style-name="Tabulka5.B"/>
        <table:table-column table:style-name="Tabulka5.C"/>
        <table:table-column table:style-name="Tabulka5.D"/>
        <table:table-column table:style-name="Tabulka5.E"/>
        <table:table-header-rows>
          <table:table-row>
            <table:table-cell table:style-name="Tabulka5.A1" office:value-type="string">
              <text:p text:style-name="P11"/>
            </table:table-cell>
            <table:table-cell table:style-name="Tabulka5.A1" office:value-type="string">
              <text:p text:style-name="P41">Název</text:p>
            </table:table-cell>
            <table:table-cell table:style-name="Tabulka5.A1" office:value-type="string">
              <text:p text:style-name="P41">Prerekvizita</text:p>
            </table:table-cell>
            <table:table-cell table:style-name="Tabulka5.A1" office:value-type="string">
              <text:p text:style-name="P42">Akce uživatele</text:p>
            </table:table-cell>
            <table:table-cell table:style-name="Tabulka5.E1" office:value-type="string">
              <text:p text:style-name="P42">Reakce aplikace</text:p>
            </table:table-cell>
          </table:table-row>
        </table:table-header-rows>
        <table:table-row>
          <table:table-cell table:style-name="Tabulka5.A2" office:value-type="string">
            <text:p text:style-name="P50"><text:span text:style-name="T9">10</text:span></text:p>
          </table:table-cell>
          <table:table-cell table:style-name="Tabulka5.A2" office:value-type="string">
            <text:p text:style-name="P49">Vytvoření receptu</text:p>
          </table:table-cell>
          <table:table-cell table:style-name="Tabulka5.A2" office:value-type="string">
            <text:p text:style-name="P51">4</text:p>
          </table:table-cell>
          <table:table-cell table:style-name="Tabulka5.A2" office:value-type="string">
            <text:p text:style-name="P51">Klepnutí na vytvořit recept</text:p>
            <text:p text:style-name="P51">Zadání názvu (3 - 50 znaků)</text:p>
            <text:p text:style-name="P51">přidání ingrediencí</text:p>
            <text:p text:style-name="P51">Zadání stručného popisu (anotace, 50 - 255 znaků)</text:p>
            <text:p text:style-name="P51">Zadání postupu (alespoň 100 znaků)</text:p>
            <text:p text:style-name="P51">volba náročnosti</text:p>
            <text:p text:style-name="P51">zadání času přípravy</text:p>
            <text:p text:style-name="P51">klepnutí na vytvořit recept</text:p>
          </table:table-cell>
          <table:table-cell table:style-name="Tabulka5.E2" office:value-type="string">
            <text:p text:style-name="P51">Zobrazení stránky nového receptu</text:p>
          </table:table-cell>
        </table:table-row>
        <table:table-row>
          <table:table-cell table:style-name="Tabulka5.A2" office:value-type="string">
            <text:p text:style-name="P52"><text:span text:style-name="T9">11</text:span></text:p>
          </table:table-cell>
          <table:table-cell table:style-name="Tabulka5.A2" office:value-type="string">
            <text:p text:style-name="P51">Neplatné vytvoření receptu</text:p>
          </table:table-cell>
          <table:table-cell table:style-name="Tabulka5.A2" office:value-type="string">
            <text:p text:style-name="P51">4</text:p>
          </table:table-cell>
          <table:table-cell table:style-name="Tabulka5.A2" office:value-type="string">
            <text:p text:style-name="P51">Porušení alespoň jednoho omezení při tvorbě receptu (příliš krátký nebo dlouhý název, anotace, příliš krátký postup)</text:p>
          </table:table-cell>
          <table:table-cell table:style-name="Tabulka5.E2" office:value-type="string">
            <text:p text:style-name="P51">Zobrazení chybového hlášení o porušení konkrétního omezení na stránce tvorby receptu</text:p>
          </table:table-cell>
        </table:table-row>
      </table:table>
      <text:h text:style-name="P36" text:outline-level="3"><text:bookmark-start text:name="__RefHeading__1086_285949895"/><text:soft-page-break/><text:span text:style-name="T12">Tvorba článků</text:span><text:bookmark-end text:name="__RefHeading__1086_285949895"/></text:h>
      <table:table table:name="Tabulka6" table:style-name="Tabulka6">
        <table:table-column table:style-name="Tabulka6.A"/>
        <table:table-column table:style-name="Tabulka6.B"/>
        <table:table-column table:style-name="Tabulka6.C"/>
        <table:table-column table:style-name="Tabulka6.D"/>
        <table:table-column table:style-name="Tabulka6.E"/>
        <table:table-header-rows>
          <table:table-row>
            <table:table-cell table:style-name="Tabulka6.A1" office:value-type="string">
              <text:p text:style-name="P11"/>
            </table:table-cell>
            <table:table-cell table:style-name="Tabulka6.A1" office:value-type="string">
              <text:p text:style-name="P41">Název</text:p>
            </table:table-cell>
            <table:table-cell table:style-name="Tabulka6.A1" office:value-type="string">
              <text:p text:style-name="P41">Prerekvizita</text:p>
            </table:table-cell>
            <table:table-cell table:style-name="Tabulka6.A1" office:value-type="string">
              <text:p text:style-name="P42">Akce uživatele</text:p>
            </table:table-cell>
            <table:table-cell table:style-name="Tabulka6.E1" office:value-type="string">
              <text:p text:style-name="P42">Reakce aplikace</text:p>
            </table:table-cell>
          </table:table-row>
        </table:table-header-rows>
        <table:table-row>
          <table:table-cell table:style-name="Tabulka6.A2" office:value-type="string">
            <text:p text:style-name="P52"><text:span text:style-name="T9">12</text:span></text:p>
          </table:table-cell>
          <table:table-cell table:style-name="Tabulka6.A2" office:value-type="string">
            <text:p text:style-name="P51">Vytvoření článku</text:p>
          </table:table-cell>
          <table:table-cell table:style-name="Tabulka6.A2" office:value-type="string">
            <text:p text:style-name="P51">4</text:p>
          </table:table-cell>
          <table:table-cell table:style-name="Tabulka6.A2" office:value-type="string">
            <text:p text:style-name="P51">Klepnutí na nabídku Uživatel</text:p>
            <text:p text:style-name="P51">Výběr položky moje články</text:p>
            <text:p text:style-name="P51">Klepnutí na vytvořit nový článek</text:p>
            <text:p text:style-name="P51">Zadání názvu (3 - 50 znaků)</text:p>
            <text:p text:style-name="P51">přidání ingrediencí</text:p>
            <text:p text:style-name="P51">Zadání stručného popisu (anotace, 50 - 255 znaků)</text:p>
            <text:p text:style-name="P51">klepnutí na Nastavit</text:p>
          </table:table-cell>
          <table:table-cell table:style-name="Tabulka6.E2" office:value-type="string">
            <text:p text:style-name="P51">Zobrazení stránky nového článku</text:p>
          </table:table-cell>
        </table:table-row>
        <table:table-row>
          <table:table-cell table:style-name="Tabulka6.A2" office:value-type="string">
            <text:p text:style-name="P52"><text:span text:style-name="T9">13</text:span></text:p>
          </table:table-cell>
          <table:table-cell table:style-name="Tabulka6.A2" office:value-type="string">
            <text:p text:style-name="P51">Neplatné vytvoření článku</text:p>
          </table:table-cell>
          <table:table-cell table:style-name="Tabulka6.A2" office:value-type="string">
            <text:p text:style-name="P51">4</text:p>
          </table:table-cell>
          <table:table-cell table:style-name="Tabulka6.A2" office:value-type="string">
            <text:p text:style-name="P51">Porušení alespoň jednoho omezení při tvorbě článku (příliš krátký nebo dlouhý název, anotace)</text:p>
          </table:table-cell>
          <table:table-cell table:style-name="Tabulka6.E2" office:value-type="string">
            <text:p text:style-name="P51">Zobrazení chybového hlášení o porušení konkrétního omezení na stránce tvorby článku</text:p>
          </table:table-cell>
        </table:table-row>
      </table:table>
      <text:h text:style-name="P36" text:outline-level="3"><text:bookmark-start text:name="__RefHeading__1088_285949895"/><text:span text:style-name="T12">Připojování článků k receptům</text:span><text:bookmark-end text:name="__RefHeading__1088_285949895"/></text:h>
      <table:table table:name="Tabulka7" table:style-name="Tabulka7">
        <table:table-column table:style-name="Tabulka7.A"/>
        <table:table-column table:style-name="Tabulka7.B"/>
        <table:table-column table:style-name="Tabulka7.C"/>
        <table:table-column table:style-name="Tabulka7.D"/>
        <table:table-column table:style-name="Tabulka7.E"/>
        <table:table-header-rows>
          <table:table-row>
            <table:table-cell table:style-name="Tabulka7.A1" office:value-type="string">
              <text:p text:style-name="P11"/>
            </table:table-cell>
            <table:table-cell table:style-name="Tabulka7.A1" office:value-type="string">
              <text:p text:style-name="P41">Název</text:p>
            </table:table-cell>
            <table:table-cell table:style-name="Tabulka7.A1" office:value-type="string">
              <text:p text:style-name="P41">Prerekvizita</text:p>
            </table:table-cell>
            <table:table-cell table:style-name="Tabulka7.A1" office:value-type="string">
              <text:p text:style-name="P42">Akce uživatele</text:p>
            </table:table-cell>
            <table:table-cell table:style-name="Tabulka7.E1" office:value-type="string">
              <text:p text:style-name="P42">Reakce aplikace</text:p>
            </table:table-cell>
          </table:table-row>
        </table:table-header-rows>
        <table:table-row>
          <table:table-cell table:style-name="Tabulka7.A2" office:value-type="string">
            <text:p text:style-name="P52"><text:span text:style-name="T9">14</text:span></text:p>
          </table:table-cell>
          <table:table-cell table:style-name="Tabulka7.A2" office:value-type="string">
            <text:p text:style-name="P51">Připojení článku k receptu</text:p>
          </table:table-cell>
          <table:table-cell table:style-name="Tabulka7.A2" office:value-type="string">
            <text:p text:style-name="P52"><text:span text:style-name="T9">10,12</text:span></text:p>
            <text:p text:style-name="P51">Zobrazena stránka receptu</text:p>
          </table:table-cell>
          <table:table-cell table:style-name="Tabulka7.A2" office:value-type="string">
            <text:p text:style-name="P51">Zadání adresy článku do formuláře připojení článku</text:p>
            <text:p text:style-name="P51">potvrzení</text:p>
          </table:table-cell>
          <table:table-cell table:style-name="Tabulka7.E2" office:value-type="string">
            <text:p text:style-name="P12"><text:span text:style-name="T5">Odkaz na článek</text:span><text:span text:style-name="T4"> je připojen k seznamu článků k danému receptu</text:span></text:p>
          </table:table-cell>
        </table:table-row>
        <table:table-row>
          <table:table-cell table:style-name="Tabulka7.A2" office:value-type="string">
            <text:p text:style-name="P53"><text:span text:style-name="T11">15</text:span></text:p>
          </table:table-cell>
          <table:table-cell table:style-name="Tabulka7.A2" office:value-type="string">
            <text:p text:style-name="P53"><text:span text:style-name="T11">Připojení neexistujícího článku k receptu</text:span></text:p>
          </table:table-cell>
          <table:table-cell table:style-name="Tabulka7.A2" office:value-type="string">
            <text:p text:style-name="P53"><text:span text:style-name="T11">10</text:span></text:p>
            <text:p text:style-name="P53"><text:span text:style-name="T11">Zobrazena stránka receptu</text:span></text:p>
          </table:table-cell>
          <table:table-cell table:style-name="Tabulka7.A2" office:value-type="string">
            <text:p text:style-name="P53"><text:span text:style-name="T11">Zadání libovolné adresy, na které se nenachází článek do formuláře připojení článku</text:span></text:p>
            <text:p text:style-name="P53"><text:span text:style-name="T11">potvrzení</text:span></text:p>
          </table:table-cell>
          <table:table-cell table:style-name="Tabulka7.E2" office:value-type="string">
            <text:p text:style-name="P59"><text:span text:style-name="T11">Zobrazení chybového hlášení</text:span></text:p>
          </table:table-cell>
        </table:table-row>
      </table:table>
      <text:h text:style-name="P36" text:outline-level="3"><text:bookmark-start text:name="__RefHeading__1090_285949895"/><text:span text:style-name="T12">Připojování podpostupů receptů</text:span><text:bookmark-end text:name="__RefHeading__1090_285949895"/></text:h>
      <table:table table:name="Tabulka8" table:style-name="Tabulka8">
        <table:table-column table:style-name="Tabulka8.A"/>
        <table:table-column table:style-name="Tabulka8.B"/>
        <table:table-column table:style-name="Tabulka8.C"/>
        <table:table-column table:style-name="Tabulka8.D"/>
        <table:table-column table:style-name="Tabulka8.E"/>
        <table:table-header-rows>
          <table:table-row>
            <table:table-cell table:style-name="Tabulka8.A1" office:value-type="string">
              <text:p text:style-name="P11"/>
            </table:table-cell>
            <table:table-cell table:style-name="Tabulka8.A1" office:value-type="string">
              <text:p text:style-name="P41">Název</text:p>
            </table:table-cell>
            <table:table-cell table:style-name="Tabulka8.A1" office:value-type="string">
              <text:p text:style-name="P41">Prerekvizita</text:p>
            </table:table-cell>
            <table:table-cell table:style-name="Tabulka8.A1" office:value-type="string">
              <text:p text:style-name="P42">Akce uživatele</text:p>
            </table:table-cell>
            <table:table-cell table:style-name="Tabulka8.E1" office:value-type="string">
              <text:p text:style-name="P42">Reakce aplikace</text:p>
            </table:table-cell>
          </table:table-row>
        </table:table-header-rows>
        <table:table-row>
          <table:table-cell table:style-name="Tabulka8.A2" office:value-type="string">
            <text:p text:style-name="P55"><text:span text:style-name="T11">16</text:span></text:p>
          </table:table-cell>
          <table:table-cell table:style-name="Tabulka8.A2" office:value-type="string">
            <text:p text:style-name="P54">Připojení podpostupu k receptu</text:p>
          </table:table-cell>
          <table:table-cell table:style-name="Tabulka8.A2" office:value-type="string">
            <text:p text:style-name="P54"><text:span text:style-name="T9">10</text:span>, existující recept na část nového receptu</text:p>
          </table:table-cell>
          <table:table-cell table:style-name="Tabulka8.A2" office:value-type="string">
            <text:p text:style-name="P54">Zadání adresy receptu – část<text:span text:style-name="T11">i</text:span> nového receptu do formuláře <text:span text:style-name="T12">podpostup</text:span></text:p>
            <text:p text:style-name="P54">potvrzení</text:p>
          </table:table-cell>
          <table:table-cell table:style-name="Tabulka8.E2" office:value-type="string">
            <text:p text:style-name="P54">Odkaz na podpostup je připojen k seznamu podpostupů daného receptu</text:p>
          </table:table-cell>
        </table:table-row>
        <table:table-row>
          <table:table-cell table:style-name="Tabulka8.A2" office:value-type="string">
            <text:p text:style-name="P55"><text:span text:style-name="T11">17</text:span></text:p>
          </table:table-cell>
          <table:table-cell table:style-name="Tabulka8.A2" office:value-type="string">
            <text:p text:style-name="P55"><text:span text:style-name="T11">Připojení neexistujícího receptu jako podpostupu</text:span></text:p>
          </table:table-cell>
          <table:table-cell table:style-name="Tabulka8.A2" office:value-type="string">
            <text:p text:style-name="P55"><text:span text:style-name="T11">10</text:span></text:p>
          </table:table-cell>
          <table:table-cell table:style-name="Tabulka8.A2" office:value-type="string">
            <text:p text:style-name="P53"><text:span text:style-name="T11">Zadání libovolné adresy, na které se nenachází recept do formuláře </text:span><text:span text:style-name="T12">podpostup</text:span></text:p>
            <text:p text:style-name="P53"><text:span text:style-name="T11">potvrzení</text:span></text:p>
          </table:table-cell>
          <table:table-cell table:style-name="Tabulka8.E2" office:value-type="string">
            <text:p text:style-name="P55"><text:span text:style-name="T11">Zobrazení chybového hlášení</text:span></text:p>
          </table:table-cell>
        </table:table-row>
        <table:table-row>
          <table:table-cell table:style-name="Tabulka8.A2" office:value-type="string">
            <text:p text:style-name="P55"><text:span text:style-name="T11">18</text:span></text:p>
          </table:table-cell>
          <table:table-cell table:style-name="Tabulka8.A2" office:value-type="string">
            <text:p text:style-name="P55"><text:span text:style-name="T11">Připojení téhož receptu jako podpostupu</text:span></text:p>
          </table:table-cell>
          <table:table-cell table:style-name="Tabulka8.A2" office:value-type="string">
            <text:p text:style-name="P55"><text:span text:style-name="T11">10</text:span></text:p>
          </table:table-cell>
          <table:table-cell table:style-name="Tabulka8.A2" office:value-type="string">
            <text:p text:style-name="P53"><text:span text:style-name="T11">Zadání </text:span><text:span text:style-name="T12">aktuální adresy</text:span><text:span text:style-name="T11"> do formuláře </text:span><text:span text:style-name="T12">podpostup</text:span></text:p>
            <text:p text:style-name="P53"><text:span text:style-name="T11">potvrzení</text:span></text:p>
          </table:table-cell>
          <table:table-cell table:style-name="Tabulka8.E2" office:value-type="string">
            <text:p text:style-name="P56"><text:span text:style-name="T12">Zobrazení chybového hlášení</text:span></text:p>
          </table:table-cell>
        </table:table-row>
      </table:table>
      <text:h text:style-name="P36" text:outline-level="3"><text:bookmark-start text:name="__RefHeading__1092_285949895"/><text:soft-page-break/><text:span text:style-name="T12">Správa ingrediencí</text:span><text:bookmark-end text:name="__RefHeading__1092_285949895"/></text:h>
      <table:table table:name="Tabulka9" table:style-name="Tabulka9">
        <table:table-column table:style-name="Tabulka9.A"/>
        <table:table-column table:style-name="Tabulka9.B"/>
        <table:table-column table:style-name="Tabulka9.C"/>
        <table:table-column table:style-name="Tabulka9.D"/>
        <table:table-column table:style-name="Tabulka9.E"/>
        <table:table-header-rows>
          <table:table-row>
            <table:table-cell table:style-name="Tabulka9.A1" office:value-type="string">
              <text:p text:style-name="P11"/>
            </table:table-cell>
            <table:table-cell table:style-name="Tabulka9.A1" office:value-type="string">
              <text:p text:style-name="P41">Název</text:p>
            </table:table-cell>
            <table:table-cell table:style-name="Tabulka9.A1" office:value-type="string">
              <text:p text:style-name="P41">Prerekvizita</text:p>
            </table:table-cell>
            <table:table-cell table:style-name="Tabulka9.A1" office:value-type="string">
              <text:p text:style-name="P42">Akce uživatele</text:p>
            </table:table-cell>
            <table:table-cell table:style-name="Tabulka9.E1" office:value-type="string">
              <text:p text:style-name="P42">Reakce aplikace</text:p>
            </table:table-cell>
          </table:table-row>
        </table:table-header-rows>
        <table:table-row>
          <table:table-cell table:style-name="Tabulka9.A2" office:value-type="string">
            <text:p text:style-name="P55"><text:span text:style-name="T11">19</text:span></text:p>
          </table:table-cell>
          <table:table-cell table:style-name="Tabulka9.A2" office:value-type="string">
            <text:p text:style-name="P54">Podání žádosti o přidání ingredience</text:p>
          </table:table-cell>
          <table:table-cell table:style-name="Tabulka9.A2" office:value-type="string">
            <text:p text:style-name="P54">Zobrazena stránka tvorby nového receptu</text:p>
          </table:table-cell>
          <table:table-cell table:style-name="Tabulka9.A2" office:value-type="string">
            <text:p text:style-name="P54">Zadání názvu a názvu jednotky žádané ingredience do formuláře žádosti o ingredienci</text:p>
            <text:p text:style-name="P54">Potvrzení</text:p>
          </table:table-cell>
          <table:table-cell table:style-name="Tabulka9.E2" office:value-type="string">
            <text:p text:style-name="P54">Zobrazení potvrzení o odeslání žádosti</text:p>
          </table:table-cell>
        </table:table-row>
        <table:table-row>
          <table:table-cell table:style-name="Tabulka9.A2" office:value-type="string">
            <text:p text:style-name="P56"><text:span text:style-name="T12">20</text:span></text:p>
          </table:table-cell>
          <table:table-cell table:style-name="Tabulka9.A2" office:value-type="string">
            <text:p text:style-name="P56"><text:span text:style-name="T12">Neplatné podání žádosti o přidání ingredience</text:span></text:p>
          </table:table-cell>
          <table:table-cell table:style-name="Tabulka9.A2" office:value-type="string">
            <text:p text:style-name="P56">Zobrazena stránka tvorby nového receptu</text:p>
          </table:table-cell>
          <table:table-cell table:style-name="Tabulka9.A2" office:value-type="string">
            <text:p text:style-name="P56"><text:span text:style-name="T12">Nez</text:span>adání <text:s/>názvu<text:span text:style-name="T12">,</text:span> jednotky, <text:span text:style-name="T12">nebo obou parametrů</text:span> žádané ingredience do formuláře žádosti o ingredienci</text:p>
            <text:p text:style-name="P56">Potvrzení</text:p>
          </table:table-cell>
          <table:table-cell table:style-name="Tabulka9.E2" office:value-type="string">
            <text:p text:style-name="P56"><text:span text:style-name="T12">Zobrazení chybového hlášení</text:span></text:p>
          </table:table-cell>
        </table:table-row>
        <table:table-row>
          <table:table-cell table:style-name="Tabulka9.A2" office:value-type="string">
            <text:p text:style-name="P56"><text:span text:style-name="T12">21</text:span></text:p>
          </table:table-cell>
          <table:table-cell table:style-name="Tabulka9.A2" office:value-type="string">
            <text:p text:style-name="P13"><text:span text:style-name="T5">Přidání ingredience na </text:span><text:span text:style-name="T5">základě žádosti</text:span></text:p>
          </table:table-cell>
          <table:table-cell table:style-name="Tabulka9.A2" office:value-type="string">
            <text:p text:style-name="P13"><text:span text:style-name="T5">Přihlášení </text:span><text:span text:style-name="T5">jako uživatel s oprávněním na práci s ingrediencemi, </text:span><text:span text:style-name="T6">Existující žádost o ingredienci</text:span></text:p>
          </table:table-cell>
          <table:table-cell table:style-name="Tabulka9.A2" office:value-type="string">
            <text:p text:style-name="P14"><text:span text:style-name="T6">Zobrazení nabídky </text:span><text:span text:style-name="T6">Seznamy</text:span></text:p>
            <text:p text:style-name="P57">Volba Ingredience</text:p>
            <text:p text:style-name="P57">V seznamu neschválené u ingredience klepnout na Editovat</text:p>
            <text:p text:style-name="P57">Zaškrtnout Schválená</text:p>
            <text:p text:style-name="P57">Klepnout na Nastavit</text:p>
          </table:table-cell>
          <table:table-cell table:style-name="Tabulka9.E2" office:value-type="string">
            <text:p text:style-name="P14"><text:span text:style-name="T6">Zobrazení stránky </text:span><text:span text:style-name="T6">nově schválené ingredience</text:span></text:p>
          </table:table-cell>
        </table:table-row>
        <table:table-row>
          <table:table-cell table:style-name="Tabulka9.A2" office:value-type="string">
            <text:p text:style-name="P58"><text:span text:style-name="T12">22</text:span></text:p>
          </table:table-cell>
          <table:table-cell table:style-name="Tabulka9.A2" office:value-type="string">
            <text:p text:style-name="P57">Přidání ingredience bez žádosti</text:p>
          </table:table-cell>
          <table:table-cell table:style-name="Tabulka9.A2" office:value-type="string">
            <text:p text:style-name="P54">Přihlášení jako uživatel s oprávněním na práci s ingrediencemi</text:p>
          </table:table-cell>
          <table:table-cell table:style-name="Tabulka9.A2" office:value-type="string">
            <text:p text:style-name="P57">Zobrazení nabídky Seznamy</text:p>
            <text:p text:style-name="P57">Volba Ingredience</text:p>
            <text:p text:style-name="P57">Klepnout na Nová ingredience</text:p>
            <text:p text:style-name="P57">Zadat název</text:p>
            <text:p text:style-name="P57">Zadat jednotku</text:p>
            <text:p text:style-name="P57">Zaškrtnout Schválená</text:p>
            <text:p text:style-name="P57">Klepnout na Nastavit</text:p>
          </table:table-cell>
          <table:table-cell table:style-name="Tabulka9.E2" office:value-type="string">
            <text:p text:style-name="P57">Zobrazení stránky nově vytvořené ingredience</text:p>
          </table:table-cell>
        </table:table-row>
      </table:table>
      <text:p text:style-name="P24"/>
      <text:h text:style-name="Heading_20_2" text:outline-level="2"><text:bookmark-start text:name="__RefHeading__1033_285949895"/><text:span text:style-name="T8">Selenium testy</text:span><text:bookmark-end text:name="__RefHeading__1033_285949895"/></text:h>
      <text:p text:style-name="P20"><text:bookmark-start text:name="__RefHeading__1033_2859498951"/>Pomocí selenium testů bylo otestováno následující:<text:bookmark-end text:name="__RefHeading__1033_2859498951"/></text:p>
      <text:list xml:id="list1054189484" text:style-name="WW8Num1">
        <text:list-item>
          <text:p text:style-name="P22">Registrace nového uživatele</text:p>
        </text:list-item>
        <text:list-item>
          <text:p text:style-name="P22">Přihlášení registrovaného uživatele</text:p>
        </text:list-item>
        <text:list-item>
          <text:p text:style-name="P22">Správa uživatelů, ingrediencí, kategorií adminem</text:p>
        </text:list-item>
        <text:list-item>
          <text:p text:style-name="P22">Úprava uživatelských práv adminem a přidělená práva uživatelů</text:p>
        </text:list-item>
        <text:list-item>
          <text:p text:style-name="P22">Přidávání a úprava receptu</text:p>
        </text:list-item>
        <text:list-item>
          <text:p text:style-name="P22">Přidávání odkazů na podpostupy k receptu</text:p>
        </text:list-item>
        <text:list-item>
          <text:p text:style-name="P22">Přidávání ingredience k receptu, žádost o novou ingredienci, schvalování ingrediencí</text:p>
        </text:list-item>
        <text:list-item>
          <text:p text:style-name="P22">Hodnocení a komentování receptů</text:p>
        </text:list-item>
        <text:list-item>
          <text:p text:style-name="P22">Vyhledávání receptů podle názvu a podle dostupných surovin</text:p>
        </text:list-item>
      </text:list>
      <text:p text:style-name="P19"><text:span text:style-name="T8">Při testování běžela aplikace na serveru, byl spuštěný MySql server a pomocí Selenium IDE byly zadávány hodnoty pomocí kterých se testovala správná funkcionalita aplikace. Při testování se neobjevil žádný problém. Zdrojové kódy k testům se nachází v repozitáři.</text:span></text:p>
      <text:h text:style-name="P33" text:outline-level="2"><text:bookmark-start text:name="__RefHeading__1094_285949895"/><text:span text:style-name="T12">Vývoj testů v čase</text:span><text:bookmark-end text:name="__RefHeading__1094_285949895"/></text:h>
      <text:p text:style-name="P25"><text:span text:style-name="T12">Původně bylo plánováno započetí testování v 10. týdnu semestru. Časový skluz však způsobil, že v té době nebylo co testovat </text:span><text:span text:style-name="T13">funkčními testy</text:span><text:span text:style-name="T12"> a psaní jednotkových testů v průběhu vývoje by </text:span><text:span text:style-name="T13">postup ještě zpomalilo. V důsledku toho došlo k automatizovanému testování až těsně před jeho odevzdání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DejaVu Serif" svg:font-family="'DejaVu Serif'" style:font-family-generic="roman"/>
    <style:font-face style:name="FreeSans1" svg:font-family="FreeSans" style:font-family-generic="swiss"/>
    <style:font-face style:name="Source Sans Pro" svg:font-family="'Source Sans Pro'" style:font-family-generic="swiss"/>
    <style:font-face style:name="Courier New1" svg:font-family="'Courier New'" style:font-family-generic="modern" style:font-pitch="fixed"/>
    <style:font-face style:name="Times New Roman" svg:font-family="'Times New Roman'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DejaVu Serif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FreeSans1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style:contextual-spacing="false" fo:text-indent="0cm" style:auto-text-indent="false"/>
    </style:style>
    <style:style style:name="Heading_20_1" style:display-name="Heading 1" style:family="paragraph" style:parent-style-name="Standard" style:next-style-name="Text_20_body" style:list-style-name="" style:class="text">
      <style:paragraph-properties fo:margin="100%" fo:margin-left="0cm" fo:margin-right="0cm" fo:margin-top="0.847cm" fo:margin-bottom="0cm" style:contextual-spacing="false" fo:keep-together="always" fo:text-indent="0cm" style:auto-text-indent="false" fo:keep-with-next="always"/>
      <style:text-properties fo:color="#365f91" style:font-name="Cambria" fo:font-size="14pt" fo:font-weight="bold" style:font-size-asian="14pt" style:font-weight-asian="bold" style:font-name-complex="Times New Roman" style:font-size-complex="14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name-complex="Times New Roman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Odstavec_20_se_20_seznamem" style:display-name="Odstavec se seznamem" style:family="paragraph" style:parent-style-name="Standard">
      <style:paragraph-properties fo:margin="100%" fo:margin-left="1.27cm" fo:margin-right="0cm" fo:margin-top="0cm" fo:margin-bottom="0.353cm" style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1-08T06:33:55</meta:creation-date>
    <dc:date>2013-01-09T04:00:31</dc:date>
    <meta:editing-duration>PT1H1M34S</meta:editing-duration>
    <meta:editing-cycles>2</meta:editing-cycles>
    <meta:generator>LibreOffice/3.6$Linux_X86_64 LibreOffice_project/360m1$Build-304</meta:generator>
    <meta:document-statistic meta:table-count="9" meta:image-count="0" meta:object-count="0" meta:page-count="8" meta:paragraph-count="253" meta:word-count="1030" meta:character-count="7309" meta:non-whitespace-character-count="6545"/>
  </office:meta>
</office:document-meta>
</file>